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65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13.6cm"/>
    </style:style>
    <style:style style:name="co5" style:family="table-column">
      <style:table-column-properties fo:break-before="auto" style:column-width="6.00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9.208cm"/>
    </style:style>
    <style:style style:name="co8" style:family="table-column">
      <style:table-column-properties fo:break-before="auto" style:column-width="12.476cm"/>
    </style:style>
    <style:style style:name="ro1" style:family="table-row">
      <style:table-row-properties style:row-height="0.757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style:diagonal-bl-tr="none" style:diagonal-tl-br="none" style:text-align-source="fix" style:repeat-content="false" fo:wrap-option="wrap" fo:border="none" style:vertical-align="top"/>
      <style:paragraph-properties fo:text-align="start" fo:margin-left="0cm"/>
      <style:text-properties style:font-name="Arial"/>
    </style:style>
    <style:style style:name="ce22" style:family="table-cell" style:parent-style-name="Default" style:data-style-name="N10000">
      <style:table-cell-properties style:diagonal-bl-tr="none" style:diagonal-tl-br="none" fo:wrap-option="wrap" fo:border="none" style:vertical-align="top"/>
    </style:style>
    <style:style style:name="ce6" style:family="table-cell" style:parent-style-name="Default" style:data-style-name="N10000">
      <style:table-cell-properties style:diagonal-bl-tr="none" style:diagonal-tl-br="none" style:text-align-source="fix" style:repeat-content="false" fo:wrap-option="wrap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BE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00">
      <style:table-cell-properties style:diagonal-bl-tr="none" style:diagonal-tl-br="none" fo:wrap-option="wrap" fo:border="none" style:vertical-align="middle"/>
      <style:text-properties style:font-name="Arial"/>
    </style:style>
    <style:style style:name="ce9" style:family="table-cell" style:parent-style-name="Default">
      <style:table-cell-properties fo:border="none" style:vertical-align="middle"/>
      <style:text-properties style:font-name="Arial"/>
    </style:style>
    <style:style style:name="ce10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/>
    </style:style>
    <style:style style:name="ce26" style:family="table-cell" style:parent-style-name="Default">
      <style:table-cell-properties fo:border="none" style:vertical-align="top"/>
    </style:style>
    <style:style style:name="ce27" style:family="table-cell" style:parent-style-name="Default">
      <style:table-cell-properties fo:border="none"/>
    </style:style>
    <style:style style:name="ce13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000">
      <style:table-cell-properties style:diagonal-bl-tr="none" style:diagonal-tl-br="none" fo:wrap-option="wrap" fo:border="none" style:vertical-align="top"/>
      <style:text-properties style:font-name="Arial"/>
    </style:style>
    <style:style style:name="ce15" style:family="table-cell" style:parent-style-name="Default" style:data-style-name="N10000">
      <style:table-cell-properties style:diagonal-bl-tr="none" style:diagonal-tl-br="none" fo:wrap-option="wrap" fo:border="none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80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en" style:country-asian="US" style:font-style-asian="normal" style:font-weight-asian="normal" style:font-family-complex="'Lohit Hindi'" style:font-family-generic-complex="system" style:font-pitch-complex="variabl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name-asian="DejaVu Sans" style:font-size-asian="6pt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DejaVu Sans" style:font-name="Liberation Sans" style:language-complex="en" style:country-complex="US" style:language-asian="en" style:country-asian="US" fo:language="fr" fo:country="BE" style:text-line-through-mode="continuous" fo:text-shadow="none" style:text-outline="false" fo:font-style="normal" style:text-line-through-type="none" style:text-underline-style="none" style:text-underline-color="font-color" fo:font-weight="bold" fo:font-size="6pt" style:font-size-complex="6pt"/>
    </style:style>
  </office:automatic-styles>
  <office:body>
    <office:spreadsheet>
      <table:table table:name="Par utilisateur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1006" table:default-cell-style-name="ce22"/>
        <table:table-column table:style-name="co6" table:number-columns-repeated="10" table:default-cell-style-name="ce26"/>
        <table:table-column table:style-name="co6" table:number-columns-repeated="2" table:default-cell-style-name="ce27"/>
        <table:table-row table:style-name="ro1">
          <table:table-cell table:style-name="ce2" office:value-type="string" calcext:value-type="string">
            <text:p>Identifiant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Groupes</text:p>
          </table:table-cell>
          <table:table-cell table:style-name="ce7" office:value-type="string" calcext:value-type="string">
            <text:p>Dernière connexion </text:p>
            <text:p><text:span text:style-name="T5">(année-mois-jour heure:minute)</text:span></text:p>
          </table:table-cell>
          <table:table-cell table:style-name="ce7" office:value-type="string" calcext:value-type="string">
            <text:p>Avant-dernière connexion</text:p>
            <text:p><text:span text:style-name="T6">(année-mois-jour heure:minute)</text:span></text:p>
          </table:table-cell>
          <table:table-cell table:style-name="ce8" table:number-columns-repeated="1006"/>
          <table:table-cell table:style-name="ce9" table:number-columns-repeated="12"/>
        </table:table-row>
        <table:table-row table:style-name="ro2">
          <table:table-cell table:style-name="ce3" table:formula="of:=&quot;user.getId()&quot;" office:value-type="string" office:string-value="user.getId()" calcext:value-type="string">
            <office:annotation draw:style-name="gr1" draw:text-style-name="P2" svg:width="2.899cm" svg:height="2.577cm" svg:x="2.27cm" svg:y="5.166cm" draw:caption-point-x="3.285cm" draw:caption-point-y="-4.4cm">
              <dc:creator>ADU</dc:creator>
              <dc:date>2021-04-26T00:00:00</dc:date>
              <text:p text:style-name="P1">do row for user in context.aq_parent.portal_membership.searchForMembers()</text:p>
            </office:annotation>
            <text:p>user.getId()</text:p>
          </table:table-cell>
          <table:table-cell table:style-name="ce6" table:formula="of:=&quot;user.getProperty('fullname')&quot;" office:value-type="string" office:string-value="user.getProperty('fullname')" calcext:value-type="string">
            <text:p>user.getProperty('fullname')</text:p>
          </table:table-cell>
          <table:table-cell table:style-name="ce6" table:formula="of:=&quot;user.getProperty('email')&quot;" office:value-type="string" office:string-value="user.getProperty('email')" calcext:value-type="string">
            <text:p>user.getProperty('email')</text:p>
          </table:table-cell>
          <table:table-cell table:style-name="ce6">
            <office:annotation draw:style-name="gr2" draw:text-style-name="P4" svg:width="21.429cm" svg:height="1.064cm" svg:x="10.566cm" svg:y="2.991cm" draw:caption-point-x="22.884cm" draw:caption-point-y="-2.225cm">
              <dc:creator>ADU</dc:creator>
              <dc:date>2021-04-26T00:00:00</dc:date>
              <text:p text:style-name="P3">do cell</text:p>
              <text:p text:style-name="P3">from+ text('\n'.join([context.aq_parent.portal_groups.getGroupById(id).getGroupTitleOrName() for id in user.getGroups()]))</text:p>
            </office:annotation>
          </table:table-cell>
          <table:table-cell table:style-name="ce6" table:formula="of:=&quot;user.getProperty('login_time').strftime('%Y-%m-%d %H:%M')&quot;" office:value-type="string" office:string-value="user.getProperty('login_time').strftime('%Y-%m-%d %H:%M')" calcext:value-type="string">
            <text:p>user.getProperty('login_time').strftime('%Y-%m-%d %H:%M')</text:p>
          </table:table-cell>
          <table:table-cell table:style-name="ce6" table:formula="of:=&quot;user.getProperty('last_login_time').strftime('%Y-%m-%d %H:%M')&quot;" office:value-type="string" office:string-value="user.getProperty('last_login_time').strftime('%Y-%m-%d %H:%M')" calcext:value-type="string">
            <text:p>user.getProperty('last_login_time').strftime('%Y-%m-%d %H:%M')</text:p>
          </table:table-cell>
          <table:table-cell table:style-name="ce3" table:number-columns-repeated="1006"/>
          <table:table-cell table:style-name="ce10" table:number-columns-repeated="1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 groupe" table:style-name="ta1">
        <table:table-column table:style-name="co7" table:default-cell-style-name="ce22"/>
        <table:table-column table:style-name="co8" table:default-cell-style-name="ce22"/>
        <table:table-column table:style-name="co6" table:number-columns-repeated="1022" table:default-cell-style-name="Default"/>
        <table:table-row table:style-name="ro4">
          <table:table-cell table:style-name="ce13" office:value-type="string" calcext:value-type="string">
            <text:p>Groupe</text:p>
          </table:table-cell>
          <table:table-cell table:style-name="ce13" office:value-type="string" calcext:value-type="string">
            <text:p>Utilisateurs</text:p>
          </table:table-cell>
          <table:table-cell table:style-name="ce16" table:number-columns-repeated="1022"/>
        </table:table-row>
        <table:table-row table:style-name="ro3">
          <table:table-cell table:style-name="ce14" table:formula="of:=&quot;group.getGroupTitleOrName()&quot;" office:value-type="string" office:string-value="group.getGroupTitleOrName()" calcext:value-type="string">
            <office:annotation office:display="true" draw:style-name="gr3" draw:text-style-name="P2" svg:width="14.989cm" svg:height="1.001cm" svg:x="4.124cm" svg:y="7.277cm" draw:caption-point-x="5.073cm" draw:caption-point-y="-6.708cm">
              <dc:creator>ADU</dc:creator>
              <dc:date>2021-04-26T00:00:00</dc:date>
              <text:p text:style-name="P5">do row for group_id in context.aq_parent.portal_groups.getGroupIds()</text:p>
              <text:p text:style-name="P5">with group=context.aq_parent.portal_groups.getGroupById(group_id)</text:p>
            </office:annotation>
            <text:p>group.getGroupTitleOrName()</text:p>
          </table:table-cell>
          <table:table-cell table:style-name="ce15">
            <office:annotation office:display="true" draw:style-name="gr2" draw:text-style-name="P4" svg:width="21.429cm" svg:height="1.064cm" svg:x="11.148cm" svg:y="4.516cm" draw:caption-point-x="10.525cm" draw:caption-point-y="-3.947cm">
              <dc:creator>ADU</dc:creator>
              <dc:date>2021-04-26T00:00:00</dc:date>
              <text:p text:style-name="P6">do cell</text:p>
              <text:p text:style-name="P6">from+ text('\n'.join([member.id for member in group.getGroupMembers()]))</text:p>
            </office:annotation>
          </table:table-cell>
          <table:table-cell table:style-name="ce16"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Par utilisateur'.A1:'Par utilisateur'.F1048576" table:display-filter-buttons="true" table:orientation="column"/>
        <table:database-range table:name="__Anonymous_Sheet_DB__1" table:target-range-address="'Par groupe'.A1:'Par groupe'.B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4-26">00/00/0000</text:date></text:span><text:span text:style-name="MT1">, </text:span><text:span text:style-name="MT1"><text:time style:data-style-name="N2" text:time-value="13:51:47.99879523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vian Antoine</meta:initial-creator>
    <meta:creation-date>2016-03-24T11:39:50</meta:creation-date>
    <dc:date>2021-04-26T14:01:51.911106565</dc:date>
    <meta:editing-duration>PT10H42M41S</meta:editing-duration>
    <meta:editing-cycles>112</meta:editing-cycles>
    <meta:generator>LibreOffice/6.4.7.2$Linux_X86_64 LibreOffice_project/40$Build-2</meta:generator>
    <meta:document-statistic meta:table-count="2" meta:cell-count="14" meta:object-count="0"/>
  </office:meta>
</office:document-meta>
</file>